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570bd" officeooo:paragraph-rsid="001570bd"/>
    </style:style>
    <style:style style:name="T1" style:family="text">
      <style:text-properties officeooo:rsid="00161b3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onction melange_carte : </text:p>
      <text:p text:style-name="P1">- Documentation à faire ;</text:p>
      <text:p text:style-name="P1">- Un bug (remplacer k par j)</text:p>
      <text:p text:style-name="P1"/>
      <text:p text:style-name="P1">Fonction carte_cache :</text:p>
      <text:p text:style-name="P1">- Documentation à faire ;</text:p>
      <text:p text:style-name="P1">- Fonction à coder</text:p>
      <text:p text:style-name="P1"/>
      <text:p text:style-name="P1">Fonction choisir_cartes :</text:p>
      <text:p text:style-name="P1">- Documentation à faire ;</text:p>
      <text:p text:style-name="P1">- Un bug (remplacer c par c2)</text:p>
      <text:p text:style-name="P1"><text:s/>- <text:span text:style-name="T1">Ajouter les exceptions (vérifier que l’index demandé est dans la longueur de la liste)</text:span></text:p>
      <text:p text:style-name="P1"/>
      <text:p text:style-name="P1">Fonction retourne_carte :</text:p>
      <text:p text:style-name="P1">- Documentation à faire ;</text:p>
      <text:p text:style-name="P1">- Fonction à coder</text:p>
      <text:p text:style-name="P1"/>
      <text:p text:style-name="P1">Fonction jouer :</text:p>
      <text:p text:style-name="P1">- Documentation à faire ;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3T08:30:42.057000000</meta:creation-date>
    <dc:date>2021-03-23T10:18:23.291000000</dc:date>
    <meta:editing-duration>PT57M30S</meta:editing-duration>
    <meta:editing-cycles>1</meta:editing-cycles>
    <meta:document-statistic meta:table-count="0" meta:image-count="0" meta:object-count="0" meta:page-count="1" meta:paragraph-count="15" meta:word-count="77" meta:character-count="420" meta:non-whitespace-character-count="356"/>
    <meta:generator>LibreOffice/6.2.5.2$Windows_x86 LibreOffice_project/1ec314fa52f458adc18c4f025c545a4e8b22c159</meta:generator>
  </office:meta>
</office:document-meta>
</file>